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lement.setClass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lement.setType( FilterAttribute f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Attribut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lement.createFilterFormatter( Formatter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